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,Bold" svg:font-family="'Cambria,Bold'"/>
    <style:font-face style:name="Tahoma1" svg:font-family="Tahoma"/>
    <style:font-face style:name="Wingdings" svg:font-family="Wingdings"/>
    <style:font-face style:name="Wingdings3" svg:font-family="Wingdings3"/>
    <style:font-face style:name="Cambria" svg:font-family="Cambria" style:font-family-generic="roman"/>
    <style:font-face style:name="Cambria,BoldItalic" svg:font-family="'Cambria,BoldItalic'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language="fr" fo:country="FR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language="fr" fo:country="FR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1" fo:font-size="12pt" fo:language="fr" fo:country="FR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2pt" fo:language="fr" fo:country="FR" style:font-name-asian="Cambria,Bold" style:font-size-asian="12pt" style:language-asian="zxx" style:country-asian="none" style:font-name-complex="Cambria,Bold" style:font-size-complex="12pt" style:language-complex="zxx" style:country-complex="none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Times New Roman1" fo:font-size="12pt" fo:language="fr" fo:country="FR" style:font-name-asian="Cambria,Bold" style:font-size-asian="12pt" style:language-asian="zxx" style:country-asian="none" style:font-name-complex="Cambria,Bold" style:font-size-complex="12pt" style:language-complex="zxx" style:country-complex="none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 New Roman1" fo:font-size="12pt" fo:language="fr" fo:country="FR" style:font-name-asian="Cambria" style:font-size-asian="12pt" style:language-asian="zxx" style:country-asian="none" style:font-name-complex="Cambria" style:font-size-complex="12pt" style:language-complex="zxx" style:country-complex="none"/>
    </style:style>
    <style:style style:name="P10" style:family="paragraph" style:parent-style-name="Standard">
      <style:paragraph-properties style:text-autospace="none"/>
      <style:text-properties style:font-name="Times New Roman1" fo:font-size="12pt" fo:language="fr" fo:country="FR" fo:font-style="italic" fo:font-weight="bold" style:font-name-asian="Cambria,BoldItalic" style:font-size-asian="12pt" style:language-asian="zxx" style:country-asian="none" style:font-style-asian="italic" style:font-weight-asian="bold" style:font-name-complex="Cambria,BoldItalic" style:font-size-complex="12pt" style:language-complex="zxx" style:country-complex="none" style:font-style-complex="italic" style:font-weight-complex="bold"/>
    </style:style>
    <style:style style:name="P11" style:family="paragraph" style:parent-style-name="Standard">
      <style:paragraph-properties style:text-autospace="none"/>
      <style:text-properties style:font-name="Times New Roman1" fo:font-size="12pt" fo:language="fr" fo:country="FR" fo:font-style="normal" fo:font-weight="normal" style:font-name-asian="Cambria,BoldItalic" style:font-size-asian="12pt" style:language-asian="zxx" style:country-asian="none" style:font-style-asian="normal" style:font-weight-asian="normal" style:font-name-complex="Cambria,BoldItalic" style:font-size-complex="12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style:text-autospace="none"/>
      <style:text-properties style:font-name="Times New Roman1" fo:font-size="12pt" fo:language="fr" fo:country="FR" fo:font-style="normal" fo:font-weight="normal" style:font-name-asian="Cambria,BoldItalic" style:font-size-asian="12pt" style:language-asian="zxx" style:country-asian="none" style:font-style-asian="normal" style:font-weight-asian="normal" style:font-name-complex="Cambria,BoldItalic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style:text-autospace="none"/>
      <style:text-properties style:font-name="Times New Roman1" fo:font-size="12pt" fo:language="fr" fo:country="FR" fo:font-style="normal" style:text-underline-style="solid" style:text-underline-width="auto" style:text-underline-color="font-color" fo:font-weight="normal" style:font-name-asian="Cambria,BoldItalic" style:font-size-asian="12pt" style:language-asian="zxx" style:country-asian="none" style:font-style-asian="normal" style:font-weight-asian="normal" style:font-name-complex="Cambria,BoldItalic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style:text-autospace="none"/>
      <style:text-properties style:font-name="Times New Roman1" fo:font-size="12pt" fo:language="fr" fo:country="FR" fo:font-style="normal" style:text-underline-style="solid" style:text-underline-width="auto" style:text-underline-color="font-color" fo:font-weight="bold" style:font-name-asian="Cambria,BoldItalic" style:font-size-asian="12pt" style:language-asian="zxx" style:country-asian="none" style:font-style-asian="normal" style:font-weight-asian="bold" style:font-name-complex="Cambria,BoldItalic" style:font-size-complex="12pt" style:language-complex="zxx" style:country-complex="none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name-asian="Cambria,BoldItalic" style:font-style-asian="italic" style:font-weight-asian="bold" style:font-name-complex="Cambria,BoldItalic" style:font-style-complex="italic" style:font-weight-complex="bold"/>
    </style:style>
    <style:style style:name="T4" style:family="text">
      <style:text-properties fo:font-style="italic" style:text-underline-style="none" fo:font-weight="bold" style:font-name-asian="Cambria,BoldItalic" style:font-style-asian="italic" style:font-weight-asian="bold" style:font-name-complex="Cambria,BoldItalic" style:font-style-complex="italic" style:font-weight-complex="bold"/>
    </style:style>
    <style:style style:name="T5" style:family="text">
      <style:text-properties style:font-name-asian="Cambria" style:font-name-complex="Cambria"/>
    </style:style>
    <style:style style:name="T6" style:family="text">
      <style:text-properties style:font-name-asian="Wingdings3" style:font-name-complex="Wingdings3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: Qu'est ce que la socialisation ?</text:p>
      <text:p text:style-name="P3"/>
      <text:p text:style-name="P4">Ensemble des processus par lesquels les individus prennent part à une société ou un groupe plus restrein.</text:p>
      <text:p text:style-name="P4">Etudier la socialisation :</text:p>
      <text:p text:style-name="P4"><text:tab/>- Contenu de la socialisation</text:p>
      <text:p text:style-name="P4"><text:tab/>- Les mécanismes</text:p>
      <text:p text:style-name="P4"><text:tab/>- Les instances (individus, groupes, institutions)</text:p>
      <text:p text:style-name="P4">Deux groupes de théories sociologiques :</text:p>
      <text:p text:style-name="P4"><text:tab/>- Réalité sociale construite par l'interraction entre les membres de la société. (Berger et Luckman)</text:p>
      <text:p text:style-name="P4"><text:tab/>- Caractère extérieur et contraignant de la réalité sociale. (société et groupes préexistent àl'individu et s'imposent à lui) ( E. Durkheim)</text:p>
      <text:p text:style-name="P4">--&gt; Différence de points de vue et de façon de poser des questions. Quels sont les implications de ces différents points de vues sur la socialisation.</text:p>
      <text:p text:style-name="P4">Durkheim : La société fabrique les individus par la socialisation.</text:p>
      <text:p text:style-name="P4">Socialisation :</text:p>
      <text:p text:style-name="P4"><text:tab/>- Primaire : Socialisation pendant enfance et adolescence.</text:p>
      <text:p text:style-name="P4"><text:tab/>- Secondaire : Socialisation à l'age adulte.</text:p>
      <text:p text:style-name="P4">Autre façon de différencier : </text:p>
      <text:p text:style-name="P4"><text:tab/>- Primaire : Famille ; secondaire : Reste</text:p>
      <text:p text:style-name="P4"><text:tab/>- Primaire : Apprentissage fondamentaux ; secondaire : Reste</text:p>
      <text:p text:style-name="P4"><text:tab/>- Primaire : Première socialisation par laquelle l'individu devient membre de la sciété en s'appropriant le monde social dans lequel il est plongé ; Secondaire : exemple syndicat, parti politique, lycée, etc...</text:p>
      <text:p text:style-name="P4"><text:tab/>- Resocialisation : concerne pas tout le monde ; se produit dans institution totale ; rituels ; prise en charge totale de ses besoins (Goffman - Asiles)</text:p>
      <text:p text:style-name="P4">voir -&gt;</text:p>
      <text:p text:style-name="P4">M. Darmon - La socialisation</text:p>
      <text:p text:style-name="P4"/>
      <text:p text:style-name="P2">I Présentation générale</text:p>
      <text:p text:style-name="P5"><text:tab/>A Les instances de la socialisation du genre</text:p>
      <text:p text:style-name="P5"><text:tab/><text:tab/>1) La famille</text:p>
      <text:p text:style-name="P5">Principale instance de socialisation primaire.</text:p>
      <text:p text:style-name="P5"><text:tab/><text:tab/><text:tab/>a) Caractère primordial</text:p>
      <text:p text:style-name="P5">Famille initie à apprentissages sociaux élémentaires.</text:p>
      <text:p text:style-name="P5">N. Elias "civilisation" : prise de distance par rapport à la nature animale de l'être humain.</text:p>
      <text:p text:style-name="P5">-&gt; degré civilisation variable selon époque.</text:p>
      <text:p text:style-name="P5">-&gt; Depuis renaissance, accélération processus civilisation</text:p>
      <text:p text:style-name="P5"><text:tab/>- "Procès de civilisation"</text:p>
      <text:p text:style-name="P5"><text:tab/>- "Civilisation des moeurs"</text:p>
      <text:p text:style-name="P5"><text:tab/>- Renforcement du contrôle sur soi</text:p>
      <text:p text:style-name="P5">Ontogénèse reproduit la sociogénèse</text:p>
      <text:p text:style-name="P5">-&gt; lois sociogénétique fondamentale</text:p>
      <text:p text:style-name="P5">Phylogénèse (embryon passe par différentes formes évolution)</text:p>
      <text:p text:style-name="P5">P. Aries : "sentiment de l'enfance"</text:p>
      <text:p text:style-name="P5"/>
      <text:p text:style-name="P5">Action familliale arrive au début de la vie et va jouer un rôle primordial dans structuration de l'individu. </text:p>
      <text:p text:style-name="P5">-&gt; Bourdieu : Habitus : ensemble de dispositions cohérentes entre elles (à la base des pratiques et jugements des individus)</text:p>
      <text:p text:style-name="P5"/>
      <text:p text:style-name="P5"><text:soft-page-break/>Socialisation : </text:p>
      <text:p text:style-name="P5"><text:tab/>- Inévitable</text:p>
      <text:p text:style-name="P5"><text:tab/>- Climat affectif</text:p>
      <text:p text:style-name="P5"/>
      <text:p text:style-name="P5">Homogamie : mariage avec personne du même milieu social</text:p>
      <text:p text:style-name="P5"/>
      <text:p text:style-name="P5">Hétrogénéité sociale, hétérogénéité du genre</text:p>
      <text:p text:style-name="P5"/>
      <text:p text:style-name="P5">Bernard Lahire : l'homme pluriel, La culture des individus</text:p>
      <text:p text:style-name="P5">=&gt; les dispositions individuelles résultent d'influences multiples et parfois contradictoires</text:p>
      <text:p text:style-name="P5"><text:tab/>(ex : goûts alimentaires ordinaires mais goûts culturels bourgeois)</text:p>
      <text:p text:style-name="P5">=&gt; dispositions situées de deux manière :</text:p>
      <text:p text:style-name="P5"><text:tab/>- Scolaire</text:p>
      <text:p text:style-name="P5"><text:tab/>- Autres (culturelles, sportives, etc...)</text:p>
      <text:p text:style-name="P5"/>
      <text:p text:style-name="P5">Théorie de l'Habitus =/= dispositions</text:p>
      <text:p text:style-name="P5">=&gt; Bourdieu -&gt; Dispositions dans un domaine vont s'étendre à d'autres domaines.</text:p>
      <text:p text:style-name="P5">=/= Lahire -&gt; Dispositions non cohérentes, qui sont en fonction du contexte.</text:p>
      <text:p text:style-name="P5"/>
      <text:p text:style-name="P5">Lahire, <text:span text:style-name="T1">Tableaux de familles</text:span></text:p>
      <text:p text:style-name="P5">Réussite ou échec scolaire banlieue de Lyon (parents ouvriers ou employés)</text:p>
      <text:p text:style-name="P5">=&gt; Considérations familliales ou non à réussite scolaire</text:p>
      <text:p text:style-name="P5"><text:tab/>=&gt; Entretiens avec les parents</text:p>
      <text:p text:style-name="P5"><text:tab/><text:tab/>=&gt; Particularités des familles qui peuvent expliquer réussite (ex : membre famille diplomé)</text:p>
      <text:p text:style-name="P5"/>
      <text:p text:style-name="P5"><text:tab/><text:tab/>2) Ecole</text:p>
      <text:p text:style-name="P5">Avant entrée à école, famille n'est pas seule instance de socialisation.</text:p>
      <text:p text:style-name="P5">=&gt; ex : nourice</text:p>
      <text:p text:style-name="P5">=&gt; indirect : Etat et spécialiste enfance</text:p>
      <text:p text:style-name="P5"/>
      <text:p text:style-name="P5">C. Ibos (travail sur nourices dans classe moyenne supérieure)</text:p>
      <text:p text:style-name="P5">=&gt; Souvent issue d'immigration (clandestine ou non)</text:p>
      <text:p text:style-name="P5"/>
      <text:p text:style-name="P5">Selon milieu social, famille n'auront pas recours aux mêmes modes de garde</text:p>
      <text:p text:style-name="P5">- Facteur économique</text:p>
      <text:p text:style-name="P5">- Facteurs culturels</text:p>
      <text:p text:style-name="P5"/>
      <text:p text:style-name="P5">Etat :</text:p>
      <text:p text:style-name="P5">- Fixe règle que la famille doit respecter (obligations, interdiction)</text:p>
      <text:p text:style-name="P5">- Exerce autorité sur enfant (cette autorité est transféré à la famille)</text:p>
      <text:p text:style-name="P5">- Encadre autres instances socialisation</text:p>
      <text:p text:style-name="P5"/>
      <text:p text:style-name="P5">Spécialistes :</text:p>
      <text:p text:style-name="P5">- Influence sur action éducative parents</text:p>
      <text:p text:style-name="P5">- Enfant est individu et éducation permet son développement.</text:p>
      <text:p text:style-name="P5"/>
      <text:p text:style-name="P5"><text:tab/><text:tab/><text:tab/>a) Pourquoi l'école ?</text:p>
      <text:p text:style-name="P5">N. Elias, P. Aries, Durkheim</text:p>
      <text:p text:style-name="P5">Selon Durkheim, les sociétés modernes (XIXè) sont basé sur une solidarité organique (les uns ont besoin des autres (division du travail très développé).)</text:p>
      <text:p text:style-name="P5">Ces sociétés sont individualistes.</text:p>
      <text:p text:style-name="P5"><text:soft-page-break/>L'école est un moyen de remédier à cet individualisme.</text:p>
      <text:p text:style-name="P5"/>
      <text:p text:style-name="P5">Ecole : base commune</text:p>
      <text:p text:style-name="P5"/>
      <text:p text:style-name="P5">Selon Durkheim, école a pour but de créer une unité entre les citoyens en les éduquants.</text:p>
      <text:p text:style-name="P5"/>
      <text:p text:style-name="P5">Lois Ferry (lois de l'instruction civique durant IIIè république) : l'école gratuite (1881), l'instruction obligatoire et l'enseignement public laïque (1882).</text:p>
      <text:p text:style-name="P5">-&gt; Education et sociologie</text:p>
      <text:p text:style-name="P5"/>
      <text:p text:style-name="P5">Rôle école :</text:p>
      <text:p text:style-name="P5">- Existence d'un univers séparé de l'enfant</text:p>
      <text:p text:style-name="P5">- Importance des règles dans apprentissage</text:p>
      <text:p text:style-name="P5">- Organisation rationnelle du temps</text:p>
      <text:p text:style-name="P5">- Existence d'une multitude d'exercices uniquement scolaire</text:p>
      <text:p text:style-name="P5"/>
      <text:p text:style-name="P5">Ecole -&gt; Apprentissages normes, valeurs et représentations de notre société.</text:p>
      <text:p text:style-name="P5"/>
      <text:p text:style-name="P5">Légitimation méritocratique de l'ordre social : Il est légitime que les plus méritants aient la meilleur place.</text:p>
      <text:p text:style-name="P5"/>
      <text:p text:style-name="P5">Pour certains enfants, la socialisation familiale et de l'école rentre en contradiction.</text:p>
      <text:p text:style-name="P5"/>
      <text:p text:style-name="P5"><text:tab/><text:tab/>3) Médias et groupes de pairs</text:p>
      <text:p text:style-name="P5">Commence avant l'école (ex : crèche, assistantes maternelles)</text:p>
      <text:p text:style-name="P5">Certains apprentissages des paires rentrent en contradiction avec autres instances socialisation. Cela dit, cette contradiction ne rend pas dysfonctionnel le comportement.</text:p>
      <text:p text:style-name="P5"/>
      <text:p text:style-name="P5">Enfant se socialise dans instances diverses, avec enseignements variés voir contradictoire.</text:p>
      <text:p text:style-name="P5"/>
      <text:p text:style-name="P5">L'éducation fait partie de la socialisation, mais n'est pas toute la socialisation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4) Socialisation latente et manifeste</text:p>
      <text:p text:style-name="P7"><text:span text:style-name="T8">La socialisation </text:span><text:span text:style-name="T4">manifeste : </text:span><text:span text:style-name="T5">« La socialisation « manifeste » peut être assimilée à un</text:span></text:p>
      <text:p text:style-name="P9">processus volontaire et explicite visant à structurer la</text:p>
      <text:p text:style-name="P9">personnalité d’autrui. »</text:p>
      <text:p text:style-name="P8"><text:span text:style-name="T6">=&gt; </text:span><text:span text:style-name="T5">Idée d’un </text:span><text:span text:style-name="T3">processus conscient et méthodique</text:span></text:p>
      <text:p text:style-name="P8"><text:span text:style-name="T2">La socialisation </text:span><text:span text:style-name="T3">latente : </text:span><text:span text:style-name="T5">« La socialisation « latente » correspond davantage à un</text:span></text:p>
      <text:p text:style-name="P9">processus où l’enfant intériorise les normes et les</text:p>
      <text:p text:style-name="P9">valeurs de la société dans laquelle il vit sans qu’il y ait</text:p>
      <text:p text:style-name="P9">d’apprentissage spécifique ni réelle conscience de</text:p>
      <text:p text:style-name="P9">participer à ce processus. »</text:p>
      <text:p text:style-name="P6"><text:span text:style-name="T6">=&gt; </text:span><text:span text:style-name="T5">Idée d’un </text:span><text:span text:style-name="T3">processus plus diffus et non intentionnelle</text:span></text:p>
      <text:p text:style-name="P5">Socialisation latente : apprentissage méthodique d'un certains nombres de comportements (socialiser sans vouloir socialiser)</text:p>
      <text:p text:style-name="P5"><text:soft-page-break/>Application d'un système de récompense/punition (sanction positive/négative en socio)</text:p>
      <text:p text:style-name="P5"/>
      <text:p text:style-name="P5">Différence entre socialisation latente et manifeste ne se situe pas au niveau du contenue de l'apprentissage.</text:p>
      <text:p text:style-name="P10"/>
      <text:p text:style-name="P11">Parfois : décalage entre ce que les parents veulent transmettre par socialisation manifeste et socialisation latente (parents empêchent enfants de se battre, et s'ils ne le font pas, ils sont punis -&gt; Socialisation manifeste contredite par mode de sanction.)</text:p>
      <text:p text:style-name="P11"/>
      <text:p text:style-name="P11">Selon Lepoutre : socialisation manifeste moins efficace que socialisation latente.</text:p>
      <text:p text:style-name="P11">=&gt; Habitus agonistique (habitus : ensemble de dispositions acquise par la socialisation et qui priente les pratiques) (agonistique : référence à affrontement)</text:p>
      <text:p text:style-name="P10"/>
      <text:p text:style-name="P11">Education inconsciente (Durkheim) = Education latente</text:p>
      <text:p text:style-name="P11"/>
      <text:p text:style-name="P11">Normes éducatives sont imposé aux parents selon le lieu et l'époque.</text:p>
      <text:p text:style-name="P11"/>
      <text:p text:style-name="P11">Socialisation a une dimension temporelle :</text:p>
      <text:p text:style-name="P11">- apprendre les "techniques du corps" (M. Mauss)</text:p>
      <text:p text:style-name="P11">- apprendre des dispositions corporelles</text:p>
      <text:p text:style-name="P11"/>
      <text:p text:style-name="P11"/>
      <text:p text:style-name="P11">Berger et Luckman : Notion de jeu (Mead)</text:p>
      <text:p text:style-name="P11">-&gt; Enfant apprend qui il est en découvrant la société</text:p>
      <text:p text:style-name="P11">=&gt;Formation du moi et découverte de la société = même processus</text:p>
      <text:p text:style-name="P11">(enfant apprend à jouer les rôles qui seront les siens en apprenant à prendre le rôle de l'autre)</text:p>
      <text:p text:style-name="P11"/>
      <text:p text:style-name="P11">Notion fondamentale du jeu :</text:p>
      <text:p text:style-name="P11">- Jeu : activité propre à l'enfant</text:p>
      <text:p text:style-name="P11">- Jouer : endosser rôle différent</text:p>
      <text:p text:style-name="P11">- interaction</text:p>
      <text:p text:style-name="P11">- autrui significatifs (Mead)</text:p>
      <text:p text:style-name="P11"/>
      <text:p text:style-name="P11">Socialisation des enfants diffère selon le sexe</text:p>
      <text:p text:style-name="P11"/>
      <text:p text:style-name="P14">Socialisation différentielle de genre dans la famille :</text:p>
      <text:p text:style-name="P11">- Commence dès la naissance</text:p>
      <text:p text:style-name="P11">- Comportements sexués apparaissent tôt</text:p>
      <text:p text:style-name="P11"/>
      <text:p text:style-name="P11"/>
      <text:p text:style-name="P11">Virilité dans les classes populaires :</text:p>
      <text:p text:style-name="P11">- Force (pas forcément violence)</text:p>
      <text:p text:style-name="P11">- Chichis</text:p>
      <text:p text:style-name="P11"/>
      <text:p text:style-name="P11">Filles sont désavantagées au lycée, tant la compétition scolaire est plus intense</text:p>
      <text:p text:style-name="P11">Dans les milieux populaires, les femmes sont plus présente dans les séries générales</text:p>
      <text:p text:style-name="P11"/>
      <text:p text:style-name="P13">Depuis deuxième vague du féminisme (70) :</text:p>
      <text:p text:style-name="P13">Socialisation différentielle de genre :</text:p>
      <text:p text:style-name="P13">Socialisation manifeste :</text:p>
      <text:p text:style-name="P13"><text:span text:style-name="T7">Parents ne différencie plus f/h dans la répartition des tâches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,Bold" svg:font-family="'Cambria,Bold'"/>
    <style:font-face style:name="Tahoma1" svg:font-family="Tahoma"/>
    <style:font-face style:name="Wingdings" svg:font-family="Wingdings"/>
    <style:font-face style:name="Wingdings3" svg:font-family="Wingdings3"/>
    <style:font-face style:name="Cambria" svg:font-family="Cambria" style:font-family-generic="roman"/>
    <style:font-face style:name="Cambria,BoldItalic" svg:font-family="'Cambria,BoldItalic'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52M40S</meta:editing-duration>
    <meta:editing-cycles>26</meta:editing-cycles>
    <meta:generator>OpenOffice/4.0.0$Win32 OpenOffice.org_project/400m3$Build-9702</meta:generator>
    <dc:date>2014-10-14T10:00:23.50</dc:date>
    <meta:document-statistic meta:table-count="0" meta:image-count="0" meta:object-count="0" meta:page-count="4" meta:paragraph-count="140" meta:word-count="1204" meta:character-count="8017"/>
    <meta:user-defined meta:name="Info 1"/>
    <meta:user-defined meta:name="Info 2"/>
    <meta:user-defined meta:name="Info 3"/>
    <meta:user-defined meta:name="Info 4"/>
  </office:meta>
</office:document-meta>
</file>